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1" svg:font-family="'Liberation Serif'"/>
    <style:font-face style:name="Nimbus Roman No9 L" svg:font-family="'Nimbus Roman No9 L'"/>
    <style:font-face style:name="Nimbus Sans L" svg:font-family="'Nimbus Sans L'"/>
    <style:font-face style:name="StarSymbol" svg:font-family="Star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justify" style:justify-single-word="false"/>
      <style:text-properties fo:language="en" fo:country="US"/>
    </style:style>
    <style:style style:name="P2" style:family="paragraph" style:parent-style-name="Normal">
      <style:paragraph-properties fo:text-align="justify" style:justify-single-word="false"/>
    </style:style>
    <style:style style:name="P3" style:family="paragraph" style:parent-style-name="Normal">
      <style:text-properties style:font-name="Courier New"/>
    </style:style>
    <style:style style:name="P4" style:family="paragraph" style:parent-style-name="Normal">
      <style:text-properties style:font-name="Courier New" fo:language="en" fo:country="US"/>
    </style:style>
    <style:style style:name="P5" style:family="paragraph" style:parent-style-name="Normal">
      <style:text-properties fo:language="en" fo:country="US"/>
    </style:style>
    <style:style style:name="P6" style:family="paragraph" style:parent-style-name="Normal">
      <style:paragraph-properties fo:text-align="justify" style:justify-single-word="false"/>
      <style:text-properties fo:language="en" fo:country="US"/>
    </style:style>
    <style:style style:name="P7" style:family="paragraph" style:parent-style-name="Text_20_body">
      <style:text-properties style:font-name="Courier New"/>
    </style:style>
    <style:style style:name="P8" style:family="paragraph" style:parent-style-name="Text_20_body">
      <style:text-properties style:font-name="Courier New" fo:language="en" fo:country="US"/>
    </style:style>
    <style:style style:name="P9" style:family="paragraph" style:parent-style-name="Text_20_body">
      <style:paragraph-properties fo:text-align="justify" style:justify-single-word="false"/>
      <style:text-properties style:font-name="Courier New" fo:language="en" fo:country="US"/>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style:font-name="Nimbus Roman No9 L" fo:language="en" fo:country="US"/>
    </style:style>
    <style:style style:name="P14" style:family="paragraph" style:parent-style-name="Text_20_body">
      <style:paragraph-properties fo:text-align="justify" style:justify-single-word="false"/>
      <style:text-properties fo:language="en" fo:country="US"/>
    </style:style>
    <style:style style:name="P15" style:family="paragraph" style:parent-style-name="Text_20_body">
      <style:paragraph-properties fo:margin-top="0in" fo:margin-bottom="0in"/>
      <style:text-properties style:font-name="Courier New" fo:language="en" fo:country="US"/>
    </style:style>
    <style:style style:name="P16" style:family="paragraph" style:parent-style-name="Heading_20_1">
      <style:paragraph-properties fo:text-align="justify" style:justify-single-word="false"/>
      <style:text-properties fo:language="en" fo:country="US"/>
    </style:style>
    <style:style style:name="P17" style:family="paragraph" style:parent-style-name="Normal">
      <style:paragraph-properties fo:text-align="justify" style:justify-single-word="false" fo:padding-left="0.0291in" fo:padding-right="0.0291in" fo:padding-top="0.0291in" fo:padding-bottom="0in" fo:border-left="none" fo:border-right="none" fo:border-top="none" fo:border-bottom="0.99pt solid #000000"/>
      <style:text-properties fo:language="en" fo:country="US"/>
    </style:style>
    <style:style style:name="P18" style:family="paragraph" style:parent-style-name="Preformatted_20_Text">
      <style:text-properties fo:language="en" fo:country="US"/>
    </style:style>
    <style:style style:name="P19" style:family="paragraph" style:parent-style-name="Standard" style:list-style-name="L1">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en" fo:country="US"/>
    </style:style>
    <style:style style:name="P20" style:family="paragraph" style:parent-style-name="Standard" style:list-style-name="L1">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1" style:family="paragraph" style:parent-style-name="Standard" style:list-style-name="L2">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2" style:family="paragraph" style:parent-style-name="Standard" style:list-style-name="L3">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3" style:family="paragraph" style:parent-style-name="Standard" style:list-style-name="L4">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4" style:family="paragraph" style:parent-style-name="Standard" style:list-style-name="L5">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5" style:family="paragraph" style:parent-style-name="Standard" style:list-style-name="L6">
      <style:paragraph-properties fo:margin-left="0.2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6" style:family="paragraph" style:parent-style-name="Standard" style:list-style-name="L8">
      <style:paragraph-properties fo:margin-left="0.25in" fo:margin-right="0in" fo:text-align="justify" style:justify-single-word="false" fo:text-indent="0in" style:auto-text-indent="false" style:writing-mode="lr-tb"/>
      <style:text-properties style:font-name="Nimbus Roman No9 L" fo:font-size="12pt" fo:language="en" fo:country="US"/>
    </style:style>
    <style:style style:name="P27" style:family="paragraph" style:parent-style-name="Standard" style:list-style-name="L7">
      <style:paragraph-properties fo:margin-left="0.5in" fo:margin-right="0in" fo:margin-top="0in" fo:margin-bottom="0.0835in" fo:text-align="justify" style:justify-single-word="false" fo:text-indent="0in" style:auto-text-indent="false" style:writing-mode="lr-tb"/>
      <style:text-properties style:font-name="Nimbus Roman No9 L" fo:font-size="12pt" fo:language="fr" fo:country="FR"/>
    </style:style>
    <style:style style:name="P28" style:family="paragraph" style:parent-style-name="Text_20_body">
      <style:paragraph-properties fo:text-align="justify" style:justify-single-word="false"/>
      <style:text-properties style:font-name="DejaVu Sans Mono" fo:font-size="10pt" fo:language="en" fo:country="US"/>
    </style:style>
    <style:style style:name="P29" style:family="paragraph" style:parent-style-name="Heading_20_3">
      <style:text-properties style:font-name="Nimbus Roman No9 L" fo:font-size="12pt" fo:language="fr" fo:country="FR"/>
    </style:style>
    <style:style style:name="P30" style:family="paragraph" style:parent-style-name="Heading_20_3">
      <style:paragraph-properties fo:text-align="justify" style:justify-single-word="false"/>
      <style:text-properties style:font-name="Nimbus Sans L" fo:font-size="14pt" fo:language="en" fo:country="US"/>
    </style:style>
    <style:style style:name="T1" style:family="text">
      <style:text-properties style:font-name="Courier New"/>
    </style:style>
    <style:style style:name="T2" style:family="text">
      <style:text-properties style:font-name="Courier New" fo:language="en" fo:country="US"/>
    </style:style>
    <style:style style:name="T3" style:family="text">
      <style:text-properties style:font-name="Courier New" fo:font-size="12pt" fo:language="fr" fo:country="FR"/>
    </style:style>
    <style:style style:name="T4" style:family="text">
      <style:text-properties fo:language="en" fo:country="US"/>
    </style:style>
    <style:style style:name="T5" style:family="text">
      <style:text-properties style:font-name="Nimbus Roman No9 L" fo:font-size="12pt" fo:language="fr" fo:country="FR"/>
    </style:style>
    <style:style style:name="T6" style:family="text">
      <style:text-properties style:font-name="Liberation Serif1"/>
    </style:style>
    <style:style style:name="T7" style:family="text">
      <style:text-properties fo:color="#000000" style:font-name="Liberation Serif1" fo:font-size="12pt" fo:language="en" fo:country="US" fo:font-weight="normal"/>
    </style:style>
    <style:style style:name="T8" style:family="text">
      <style:text-properties style:font-name="DejaVu Sans Mono" fo:font-size="10pt" fo:language="en" fo:country="US"/>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6">SEP #129 : numderivative function</text:p>
        <text:p text:style-name="P17"/>
        <text:p text:style-name="P6"/>
        <text:p text:style-name="P6">Version: 1.0</text:p>
        <text:p text:style-name="P6">Author: Michael Baudin</text:p>
        <text:p text:style-name="P6">Review: </text:p>
        <text:p text:style-name="P6">Commented: </text:p>
        <text:p text:style-name="P6">State: Draft</text:p>
        <text:p text:style-name="P6">Scilab-Version: 5.4.0</text:p>
        <text:p text:style-name="P6">Created: 2011-10-05</text:p>
        <text:p text:style-name="P17"/>
        <text:p text:style-name="P6"/>
        <text:p text:style-name="P1">Abstract</text:p>
        <text:p text:style-name="P6">We create a new function “<text:span text:style-name="T1">numderivative</text:span>”, which makes both “<text:span text:style-name="T1">derivative</text:span>” and “<text:span text:style-name="T1">numdiff</text:span>” obsolete. The objective is to remove the duplicate between “<text:span text:style-name="T1">derivative</text:span>” and “<text:span text:style-name="T1">numdiff</text:span>”. The main problem is that “<text:span text:style-name="T1">derivative</text:span>” has a poor design in the sense that the optional input arguments is not correctly managed. Also, the strategy choson for optimal <text:span text:style-name="T1">h</text:span> must be changed.</text:p>
        <text:p text:style-name="P6"/>
        <text:p text:style-name="P6">The new function is:</text:p>
        <text:p text:style-name="P6"/>
        <text:p text:style-name="P18"/>
        <text:p text:style-name="P18">J = numderivative(f, x)</text:p>
        <text:p text:style-name="P18">J = numderivative(f, x, h)</text:p>
        <text:p text:style-name="P18">J = numderivative(f, x, h, order)</text:p>
        <text:p text:style-name="P18">J = numderivative(f, x, h, order, H_form)</text:p>
        <text:p text:style-name="P18">J = numderivative(f, x, h, order, H_form, Q)</text:p>
        <text:p text:style-name="P18">[J, H] = numderivative(...)</text:p>
        <text:p text:style-name="P18"/>
        <text:p text:style-name="P6"/>
        <text:p text:style-name="P1">Rationale</text:p>
        <text:p text:style-name="P14"/>
        <text:p text:style-name="P14">There are currently several bug reports which are known for “<text:span text:style-name="T1">derivative</text:span>” and “<text:span text:style-name="T1">numdiff</text:span>”. Here is a list:</text:p>
        <text:p text:style-name="P14"/>
        <text:list xml:id="list2061370281" text:style-name="L1">
          <text:list-item>
            <text:p text:style-name="P19">http://bugzilla.scilab.org/show_bug.cgi?id=4083: The "numdiff" primitive and the "derivative" primitives both compute the numerical derivatives of a given function.</text:p>
          </text:list-item>
          <text:list-item>
            <text:p text:style-name="P19">http://bugzilla.scilab.org/show_bug.cgi?id=5694: numdiff() help page is obscur.</text:p>
          </text:list-item>
          <text:list-item>
            <text:p text:style-name="P19">http://bugzilla.scilab.org/show_bug.cgi?id=7104: The derivative function does not protect against conflicts between user-defined functions and developper-defined variables.</text:p>
          </text:list-item>
          <text:list-item>
            <text:p text:style-name="P19">http://bugzilla.scilab.org/show_bug.cgi?id=6245: Add the ability to pass a vector for <text:span text:style-name="T1">h</text:span> in the function 'derivative'</text:p>
          </text:list-item>
          <text:list-item>
            <text:p text:style-name="P19">http://bugzilla.scilab.org/show_bug.cgi?id=7104: The derivative function does not protect against conflicts between user-defined</text:p>
          </text:list-item>
          <text:list-item>
            <text:p text:style-name="P20"><text:soft-page-break/><text:span text:style-name="T4">http://bugzilla.scilab.org/show_bug.cgi?id=10064: The optimum step </text:span><text:span text:style-name="T2">h</text:span><text:span text:style-name="T4"> in derivative for order=4 is wrong.</text:span></text:p>
          </text:list-item>
        </text:list>
        <text:p text:style-name="P14">The most important problem is that the two functions “<text:span text:style-name="T1">derivative</text:span>” and “<text:span text:style-name="T1">numdiff</text:span>” are duplicate. This was mentioned in the bug report #4083. So one of them must be removed. But which one ?</text:p>
        <text:p text:style-name="P14"/>
        <text:p text:style-name="P14">Both functions have unique features:</text:p>
        <text:list xml:id="list50862074" text:style-name="L2">
          <text:list-item>
            <text:p text:style-name="P21"><text:span text:style-name="T2">numdiff</text:span> can manage a vector h, but <text:span text:style-name="T1">derivative</text:span> cannot (only a scalar <text:span text:style-name="T1">h</text:span> is possible).</text:p>
          </text:list-item>
          <text:list-item>
            <text:p text:style-name="P21"><text:span text:style-name="T2">numdiff</text:span> has a near optimal step when <text:span text:style-name="T1">h</text:span> is large, but <text:span text:style-name="T1">derivative</text:span> has a poor step.</text:p>
          </text:list-item>
          <text:list-item>
            <text:p text:style-name="P21"><text:span text:style-name="T2">numdiff</text:span> accepts row or column vectors, while <text:span text:style-name="T1">derivative</text:span> accepts only column vectors.</text:p>
          </text:list-item>
          <text:list-item>
            <text:p text:style-name="P21"><text:span text:style-name="T2">numdiff</text:span> can compute the gradient of a compiled function, while <text:span text:style-name="T1">derivative</text:span> cannot.</text:p>
          </text:list-item>
          <text:list-item>
            <text:p text:style-name="P21"><text:span text:style-name="T1">derivative</text:span> can compute Hessian, but <text:span text:style-name="T2">numdiff</text:span> cannot.</text:p>
          </text:list-item>
          <text:list-item>
            <text:p text:style-name="P21"><text:span text:style-name="T1">derivative</text:span> can manage order 1, 2 and 4, but <text:span text:style-name="T2">numdiff</text:span> cannot.</text:p>
          </text:list-item>
          <text:list-item>
            <text:p text:style-name="P21"><text:span text:style-name="T1">derivative</text:span> has unit tests, but <text:span text:style-name="T2">numdiff</text:span> has no tests.</text:p>
          </text:list-item>
        </text:list>
        <text:p text:style-name="P12">There are also features which neither <text:span text:style-name="T1">derivative</text:span>, nor <text:span text:style-name="T2">numdiff</text:span> have :</text:p>
        <text:list xml:id="list913133463" text:style-name="L3">
          <text:list-item>
            <text:p text:style-name="P22">the step <text:span text:style-name="T1">h</text:span> is poorly chosen both in derivative and <text:span text:style-name="T2">numdiff</text:span>.</text:p>
          </text:list-item>
          <text:list-item>
            <text:p text:style-name="P22">The argument checking is poor in both functions.</text:p>
          </text:list-item>
        </text:list>
        <text:p text:style-name="P12"/>
        <text:p text:style-name="P12">Because <text:span text:style-name="T1">derivative</text:span> can compute the Hessian and has 3 orders of accuracy, we chose the <text:span text:style-name="T1">derivative</text:span> function.</text:p>
        <text:p text:style-name="P12"/>
        <text:p text:style-name="P12">There are two main problems with the current implementation of the <text:span text:style-name="T1">derivative</text:span> function.</text:p>
        <text:list xml:id="list1052652420" text:style-name="L4">
          <text:list-item>
            <text:p text:style-name="P23">The strategy for the differenciation step must be changed. This topic is analyzed in the next section. </text:p>
          </text:list-item>
          <text:list-item>
            <text:p text:style-name="P23">The key=value syntax for the management of the input arguments in <text:span text:style-name="T1">derivative</text:span> was a bad idea, because it may lead to unexpected bugs. See [1] for more details on this topic.</text:p>
          </text:list-item>
        </text:list>
        <text:p text:style-name="P12"/>
        <text:p text:style-name="P12">Moreover, in order to avoid to introduce backward compatibility issues, it is necessary to introduce a new function. This is why we suggest to create the <text:span text:style-name="T1">numderivative</text:span> function, which has the same calling sequence as derivative, but with two main differences :</text:p>
        <text:list xml:id="list354920438" text:style-name="L5">
          <text:list-item>
            <text:p text:style-name="P24">The strategy for the differenciation step is often better (although it can fail in some situations). </text:p>
          </text:list-item>
          <text:list-item>
            <text:p text:style-name="P24">The management of optional input arguments is based on the empty matrix [], instead of the key=value syntax.<text:line-break/><text:span text:style-name="T5"><text:line-break/> </text:span></text:p>
          </text:list-item>
        </text:list>
        <text:p text:style-name="P29"><text:soft-page-break/>Choice of the differenciation step</text:p>
        <text:p text:style-name="P12"/>
        <text:p text:style-name="P12"><text:span text:style-name="T5">Now, we know that the strategy which has been chosen for the optimal step </text:span><text:span text:style-name="T3">h</text:span><text:span text:style-name="T5"> in </text:span><text:span text:style-name="T1">derivative</text:span> is poor in some cases. Consider the following script, which checks the number of accurate digits with three functions.</text:p>
        <text:p text:style-name="P12"/>
        <text:p text:style-name="P10">function y = myfunction10 (x)</text:p>
        <text:p text:style-name="P10">y = x^3</text:p>
        <text:p text:style-name="P10">endfunction</text:p>
        <text:p text:style-name="P10">function y = g10 (x)</text:p>
        <text:p text:style-name="P10">y = 3*x^2</text:p>
        <text:p text:style-name="P10">endfunction</text:p>
        <text:p text:style-name="P10">for x = [10^-100 10^-32 10^32 10^100 1]</text:p>
        <text:p text:style-name="P10">exact = g10 (x);</text:p>
        <text:p text:style-name="P10">g1 = numdiff(myfunction10, x);</text:p>
        <text:p text:style-name="P10">g2 = derivative(myfunction10, x);</text:p>
        <text:p text:style-name="P10">g3 = numderivative(myfunction10, x);</text:p>
        <text:p text:style-name="P10">d1 = assert_computedigits ( g1, exact );</text:p>
        <text:p text:style-name="P10">d2 = assert_computedigits ( g2, exact );</text:p>
        <text:p text:style-name="P10">d3 = assert_computedigits ( g3, exact );</text:p>
        <text:p text:style-name="P10">mprintf("x = %s, numdiff = %d, derivative = %d, numderivative = %d\n", string(x), d1, d2, d3);</text:p>
        <text:p text:style-name="P10">end</text:p>
        <text:p text:style-name="P12"/>
        <text:p text:style-name="P12">The previous script produces:</text:p>
        <text:p text:style-name="P12"/>
        <text:p text:style-name="P10">x = 1.00D-100, numdiff = 0, derivative = 0, <text:s/>numderivative = 11</text:p>
        <text:p text:style-name="P10">x = 1.000D-32, numdiff = 0, derivative = 0, <text:s/>numderivative = 10</text:p>
        <text:p text:style-name="P10">x = 1.000D+32, numdiff = 5, derivative = 0, <text:s/>numderivative = 11</text:p>
        <text:p text:style-name="P10">x = 1.00D+100, numdiff = 5, derivative = 0, <text:s/>numderivative = 10</text:p>
        <text:p text:style-name="P10">x = 1, <text:s text:c="8"/>numdiff = 7, derivative = 11, numderivative = 11</text:p>
        <text:p text:style-name="P12"/>
        <text:p text:style-name="P14"/>
        <text:p text:style-name="P14">This shows that the strategy chosen by <text:span text:style-name="T1">numdiff</text:span> is poor when x is small, while the strategy chosen by <text:span text:style-name="T1">derivative</text:span> is poor whenever x is non unity. In this case, the strategy chosen by <text:span text:style-name="T1">numderivative</text:span> is correct. </text:p>
        <text:p text:style-name="P14"/>
        <text:p text:style-name="P14">The strategy that we have chosen in <text:span text:style-name="T1">numderivative</text:span> is classical in numerical optimization. For <text:soft-page-break/>example, it is used in the Minpack library [2].</text:p>
        <text:p text:style-name="P14"/>
        <text:p text:style-name="P14">First we compute a near-optimal step <text:span text:style-name="T1">hdefault</text:span><text:span text:style-name="T6"> </text:span>depending on the order of the formula and the Jacobian or Hessian matrix to be computed. Then we scale this step depending on the absolute magnitude of <text:span text:style-name="T1">x</text:span>. Finally, for components of <text:span text:style-name="T1">x</text:span> which are zero, we set the step to its default value. This is expressed with the Scilab statements:</text:p>
        <text:p text:style-name="P14"/>
        <text:p text:style-name="P3">h = hdefault * abs(x)</text:p>
        <text:p text:style-name="P4">h(x==0) = hdefault</text:p>
        <text:p text:style-name="P5"/>
        <text:p text:style-name="Heading_20_3">Updating from numdiff to numderivative</text:p>
        <text:p text:style-name="P14"/>
        <text:p text:style-name="P14">In this section, we discuss how a script using the <text:span text:style-name="T1">numdiff</text:span> function can be updated to use the <text:span text:style-name="T1">numderivative</text:span> function.</text:p>
        <text:p text:style-name="P14"/>
        <text:p text:style-name="P14">Consider the function:</text:p>
        <text:p text:style-name="P14"/>
        <text:p text:style-name="P9">function f = myfun(x)</text:p>
        <text:p text:style-name="P9">f = x(1)*x(1) + x(1)*x(2)</text:p>
        <text:p text:style-name="P9">endfunction</text:p>
        <text:p text:style-name="P9"/>
        <text:p text:style-name="P13">and the point:</text:p>
        <text:p text:style-name="P13"/>
        <text:p text:style-name="P9">x = [5 8]</text:p>
        <text:p text:style-name="P14"/>
        <text:p text:style-name="P14">Therefore, the statement:</text:p>
        <text:p text:style-name="P14"/>
        <text:p text:style-name="P9">g1 = numdiff(myfun,x)</text:p>
        <text:p text:style-name="P14"/>
        <text:p text:style-name="P14">can be replaced with</text:p>
        <text:p text:style-name="P14"/>
        <text:p text:style-name="P9">g2 = numderivative(myfun,x)</text:p>
        <text:p text:style-name="P14"/>
        <text:p text:style-name="P14">If having exactly the same step is important, we force the step to the same value as in numdiff:</text:p>
        <text:p text:style-name="P14"/>
        <text:p text:style-name="P9">x = [5 8];</text:p>
        <text:p text:style-name="P9">h = sqrt(%eps)*(1+1d-3*abs(x))</text:p>
        <text:p text:style-name="P9">g1 = numdiff(myfun, x)</text:p>
        <text:p text:style-name="P9"><text:soft-page-break/>g2 = numderivative(myfun, x, h)</text:p>
        <text:p text:style-name="P9">g1 == g2</text:p>
        <text:p text:style-name="P9"/>
        <text:p text:style-name="P14"/>
        <text:p text:style-name="Heading_20_3">Updating from derivative to numderivative</text:p>
        <text:p text:style-name="P14"/>
        <text:p text:style-name="P14">In this section, we discuss how a script using the <text:span text:style-name="T1">derivative</text:span> function can be updated to use the <text:span text:style-name="T1">numderivative</text:span> function.</text:p>
        <text:p text:style-name="P14"/>
        <text:p text:style-name="P14">Consider the function:</text:p>
        <text:p text:style-name="P14"/>
        <text:p text:style-name="P9">function y = F(x)</text:p>
        <text:p text:style-name="P9">f1 = sin(x(1)*x(2))+exp(x(2)*x(3)+x(1)) </text:p>
        <text:p text:style-name="P9">f2 = sum(x.^3)</text:p>
        <text:p text:style-name="P9">y = [f1; f2];</text:p>
        <text:p text:style-name="P9">endfunction</text:p>
        <text:p text:style-name="P9"/>
        <text:p text:style-name="P13">and the point:</text:p>
        <text:p text:style-name="P13"/>
        <text:p text:style-name="P9">x = [1; 2; 3];</text:p>
        <text:p text:style-name="P14"/>
        <text:p text:style-name="P14">Therefore, the statement:</text:p>
        <text:p text:style-name="P14"/>
        <text:p text:style-name="P9">[J, H]=derivative(F, x)</text:p>
        <text:p text:style-name="P14"/>
        <text:p text:style-name="P14">can be replaced with</text:p>
        <text:p text:style-name="P14"/>
        <text:p text:style-name="P9">[J, H] = numderivative(F, x)</text:p>
        <text:p text:style-name="P14"/>
        <text:p text:style-name="P14">The statement:</text:p>
        <text:p text:style-name="P14"/>
        <text:p text:style-name="P9">[J, H] = derivative(F, x, order=4)</text:p>
        <text:p text:style-name="P14"/>
        <text:p text:style-name="P14">can be replaced by:</text:p>
        <text:p text:style-name="P14"/>
        <text:p text:style-name="P9">[J, H] = numderivative(F, x, [], 4)</text:p>
        <text:p text:style-name="P9"><text:soft-page-break/></text:p>
        <text:p text:style-name="P14">The statement:</text:p>
        <text:p text:style-name="P14"/>
        <text:p text:style-name="P9">[J, H] = derivative(F, x, H_form="blockmat")</text:p>
        <text:p text:style-name="P14"/>
        <text:p text:style-name="P14">can be replaced by:</text:p>
        <text:p text:style-name="P14"/>
        <text:p text:style-name="P9">[J, H] = numderivative(F, x, [], [], "blockmat")</text:p>
        <text:p text:style-name="P9"/>
        <text:p text:style-name="P14">It is not easy to get the same step in numderivative as in derivative, because the choice of the step depends on the degree of differenciation (Jacobian or Hessian) and the order of the formula.</text:p>
        <text:p text:style-name="P9"/>
        <text:p text:style-name="Heading_20_3">Advantages of numderivative</text:p>
        <text:p text:style-name="P9"/>
        <text:p text:style-name="P14">The following list presents the list of advantages of using the numderivative function.</text:p>
        <text:list xml:id="list465826423" text:style-name="L6">
          <text:list-item>
            <text:p text:style-name="P25">The strategy for the optimal step <text:span text:style-name="T1">h</text:span> is robust.</text:p>
          </text:list-item>
          <text:list-item>
            <text:p text:style-name="P25">The management of the input arguments is safe (based on varargin).</text:p>
          </text:list-item>
          <text:list-item>
            <text:p text:style-name="P25">The function is robust, thanks to an extensive testing of the input arguments.</text:p>
          </text:list-item>
          <text:list-item>
            <text:p text:style-name="P25">The step h can <text:span text:style-name="T7">either </text:span>be a scalar or a vector.</text:p>
          </text:list-item>
          <text:list-item>
            <text:p text:style-name="P25">We can compute the gradient of a compiled function.</text:p>
          </text:list-item>
          <text:list-item>
            <text:p text:style-name="P25">The testing is extensive.</text:p>
          </text:list-item>
        </text:list>
        <text:p text:style-name="P9"/>
        <text:p text:style-name="P30">Example Usage</text:p>
        <text:p text:style-name="P12"/>
        <text:p text:style-name="P28">// The function to differenciate</text:p>
        <text:p text:style-name="P28">function y = f(x)</text:p>
        <text:p text:style-name="P28">f1 = sin(x(1)*x(2)) + exp(x(2)*x(3)+x(1))</text:p>
        <text:p text:style-name="P28">f2 = sum(x.^3)</text:p>
        <text:p text:style-name="P28">y = [f1; f2]</text:p>
        <text:p text:style-name="P28">endfunction</text:p>
        <text:p text:style-name="P12"/>
        <text:p text:style-name="P28">// Compute the approximate Jacobian, the Hessian</text:p>
        <text:p text:style-name="P28">x = [1; 2; 3];</text:p>
        <text:p text:style-name="P28">J = numderivative(f, x)</text:p>
        <text:p text:style-name="P28">[J, H] = numderivative(f, x)</text:p>
        <text:p text:style-name="P12"/>
        <text:p text:style-name="P28"><text:soft-page-break/>// Configure the step</text:p>
        <text:p text:style-name="P28">J = numderivative(f, x, 1.e-1)</text:p>
        <text:p text:style-name="P12"/>
        <text:p text:style-name="P28">// Configure the order</text:p>
        <text:p text:style-name="P28">J = numderivative(f, x, [], 4)</text:p>
        <text:p text:style-name="P12"/>
        <text:p text:style-name="P28">// Configure Hessian shapes</text:p>
        <text:p text:style-name="P28">[J, H] = numderivative(f, x, [], [], "blockmat")</text:p>
        <text:p text:style-name="P28">[J, H] = numderivative(f, x, [], [], "hypermat")</text:p>
        <text:p text:style-name="P12"/>
        <text:p text:style-name="P28">// Configure Q</text:p>
        <text:p text:style-name="P28">n = 3;</text:p>
        <text:p text:style-name="P28">Q = qr(rand(n, n))</text:p>
        <text:p text:style-name="P28">J = numderivative(f, x, [], [], [], Q)</text:p>
        <text:p text:style-name="P12"/>
        <text:p text:style-name="Heading_20_3">Bibliography</text:p>
        <text:p text:style-name="P5"/>
        <text:p text:style-name="P5">[1] “Why using key=value syntax to manage input arguments is not a good idea “, Baudin, 2011, http://wiki.scilab.org </text:p>
        <text:p text:style-name="P5">[2] « User Guide for MINPACK-1”, J. J. Moré, B. S. Garbow, and K. E. Hillstrom, Argonne National Laboratory Report ANL-80-74, Argonne, Ill., 1980. </text:p>
        <text:p text:style-name="P5"/>
        <text:p text:style-name="P1">Changelog</text:p>
        <text:list xml:id="list2121282616" text:style-name="L7">
          <text:list-item>
            <text:p text:style-name="P27"><text:span text:style-name="T4">2011-10-05 – Michael BAUDIN &lt;michael.baudin</text:span><text:a xlink:type="simple" xlink:href="mailto:bruno.jofret@scilab.org"><text:span text:style-name="T4">@</text:span></text:a><text:span text:style-name="T4">scilab.org&gt;</text:span></text:p>
          </text:list-item>
        </text:list>
        <text:p text:style-name="P14"/>
        <text:p text:style-name="P1">Copyright</text:p>
        <text:p text:style-name="P5"><text:tab/>Copyright Michael BAUDIN - DIGITEO – 2011</text:p>
        <text:p text:style-name="P5"/>
        <text:p text:style-name="Heading_20_3"/>
        <text:p text:style-name="Heading_20_3">Appendix</text:p>
        <text:p text:style-name="Normal"/>
        <text:p text:style-name="P2">In this section, we discuss two topics which which are related to its design of the the <text:span text:style-name="T8">numderivative</text:span> function. These two topics have not been included in the release.</text:p>
        <text:p text:style-name="Normal"/>
        <text:p text:style-name="Heading_20_3">The location of the step h in the calling sequence</text:p>
        <text:p text:style-name="P5"/>
        <text:p text:style-name="P5">It may be interesting to move location of the step <text:span text:style-name="T1">h</text:span> in the calling sequence. Indeed, it might make <text:soft-page-break/>sense to have the calling sequence:</text:p>
        <text:p text:style-name="P5"/>
        <text:p text:style-name="P8">J = numderivative(f, x)<text:line-break/>J = numderivative(f, x, order) <text:line-break/>J = numderivative(f, x, order, H_form) <text:line-break/>J = numderivative(f, x, order, H_form, h) <text:line-break/>J = numderivative(f, x, order, H_form, h, Q) <text:line-break/>[J, H] = numderivative(...) </text:p>
        <text:p text:style-name="P12"><text:line-break/>The reason is that, most of the time, we set order or <text:span text:style-name="T1">H_form</text:span>, but we do not set <text:span text:style-name="T1">h</text:span>. This is because the strategy for the choice of h is good in most situations. Hence, it is natural that <text:span text:style-name="T1">h</text:span> comes later in the calling sequence.</text:p>
        <text:p text:style-name="P12"><text:line-break/>But this makes the port from Scilab 5.3.2 to Scilab 5.4 more difficult. In the current implementation, the calling sequence of <text:span text:style-name="T1">numderivative</text:span> and <text:span text:style-name="T1">derivative</text:span> are the same. This implies that, in most cases, we just have to replace <text:span text:style-name="T1">derivative</text:span> with <text:span text:style-name="T1">numderivative</text:span> with our editor, without any further change. If, on the other hand, we change the order of the arguments, then the calls such as:</text:p>
        <text:p text:style-name="P11"><text:line-break/><text:span text:style-name="T1">J = derivative(f, x, </text:span><text:span text:style-name="T2">h</text:span><text:span text:style-name="T1">) </text:span><text:line-break/><text:line-break/>must be replaced by :<text:line-break/><text:line-break/><text:span text:style-name="T1">J = numderivative(f, x, </text:span><text:span text:style-name="T2">[], [], h</text:span><text:span text:style-name="T1">) </text:span><text:line-break/></text:p>
        <text:p text:style-name="Text_20_body">But most users do not set <text:span text:style-name="T1">h</text:span>, so that this replacing is less likely to occur.</text:p>
        <text:p text:style-name="P5"/>
        <text:p text:style-name="Heading_20_3">Splitting the derivative function into two separate functions<text:line-break/></text:p>
        <text:p text:style-name="P12">In this section, we discuss why it may be interesting to create two separate functions <text:span text:style-name="T1">numderivativeJacobian</text:span> and <text:span text:style-name="T1">numderivativeHessian</text:span>.</text:p>
        <text:p text:style-name="P12"/>
        <text:p text:style-name="P12">Here are several reasons to make this split.</text:p>
        <text:list xml:id="list1942639505" text:style-name="L8">
          <text:list-item>
            <text:p text:style-name="P26">With the current implementation, if we want to compute the Hessian matrix H, we must still compute the Jacobian matrix J. This is because H comes after in the calling sequence. But this useless Jacobian requires useless function evaluations. </text:p>
          </text:list-item>
          <text:list-item>
            <text:p text:style-name="P26">In the algorithm, the two computations of J and H do not share any common computations. </text:p>
          </text:list-item>
          <text:list-item>
            <text:p text:style-name="P26">The “H_form” option has no effect on the computation of J, even if it appears in the calling sequence.</text:p>
          </text:list-item>
        </text:list>
        <text:p text:style-name="Normal"/>
        <text:p text:style-name="P5">The conclusion is that it may be interesting to create two separate functions:</text:p>
        <text:p text:style-name="P5"/>
        <text:p text:style-name="P15">J = numderivativeJacobian(f, x)<text:line-break/>J = numderivativeJacobian(f, x, order) <text:line-break/>J = numderivativeJacobian(f, x, order, h) <text:line-break/>J = numderivativeJacobian(f, x, order, h, Q) </text:p>
        <text:p text:style-name="P7"><text:soft-page-break/></text:p>
        <text:p text:style-name="Text_20_body"><text:span text:style-name="T1">H = numderivativeHessian(f, x)<text:line-break/>H = numderivativeHessian(f, x, </text:span><text:span text:style-name="T2">order</text:span><text:span text:style-name="T1">)</text:span><text:span text:style-name="T2"><text:line-break/>H = </text:span><text:span text:style-name="T1">numderivativeHessian</text:span><text:span text:style-name="T2">(f, x, order, H_form)<text:line-break/>H = </text:span><text:span text:style-name="T1">numderivativeHessian</text:span><text:span text:style-name="T2">(f, x, order, H_form, h)<text:line-break/>H = </text:span><text:span text:style-name="T1">numderivativeHessian</text:span><text:span text:style-name="T2">(f, x, order, H_form, h, Q)</text:span><text:span text:style-name="T4"><text:line-break/></text:span><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DejaVu Sans Mono" svg:font-family="'DejaVu Sans Mono'"/>
    <style:font-face style:name="Liberation Serif1" svg:font-family="'Liberation Serif'"/>
    <style:font-face style:name="Nimbus Roman No9 L" svg:font-family="'Nimbus Roman No9 L'"/>
    <style:font-face style:name="Nimbus Sans L" svg:font-family="'Nimbus Sans L'"/>
    <style:font-face style:name="StarSymbol" svg:font-family="Star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in" fo:margin-bottom="0.0835in"/>
    </style:style>
    <style:style style:name="List_20_Contents" style:display-name="List Contents" style:family="paragraph" style:parent-style-name="Normal" style:class="html">
      <style:paragraph-properties fo:margin="100%" fo:margin-left="0.3937in" fo:margin-right="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Nimbus Sans L" fo:font-size="14pt"/>
    </style:style>
    <style:style style:name="Caption" style:family="paragraph" style:parent-style-name="Normal" style:class="extra">
      <style:paragraph-properties fo:margin-top="0.0835in" fo:margin-bottom="0.0835in"/>
      <style:text-properties fo:font-size="12pt" fo:font-style="italic"/>
    </style:style>
    <style:style style:name="Preformatted_20_Text" style:display-name="Preformatted Text" style:family="paragraph" style:parent-style-name="Normal" style:class="html">
      <style:paragraph-properties fo:margin-top="0in" fo:margin-bottom="0in" fo:background-color="#e6e6e6">
        <style:background-image/>
      </style:paragraph-properties>
      <style:text-properties style:font-name="Courier New"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Emphasis_5f_text_5f_text_5f_text_5f_text_5f_text_5f_text_5f_text" style:display-name="Emphasis_text_text_text_text_text_text_text" style:family="text">
      <style:text-properties fo:font-style="italic"/>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size="9pt"/>
    </style:style>
    <style:style style:name="Teletype_5f_text_5f_text_5f_text_5f_text_5f_text_5f_text_5f_text" style:display-name="Teletype_text_text_text_text_text_text_text" style:family="text">
      <style:text-properties style:font-name="DejaVu Sans Mono"/>
    </style:style>
    <style:style style:name="Strong_20_Emphasis_5f_text_5f_text_5f_text_5f_text_5f_text_5f_text_5f_text" style:display-name="Strong Emphasis_text_text_text_text_text_text_text"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ierre MARECHAL</meta:initial-creator>
    <meta:creation-date>2008-07-09T13:39:08</meta:creation-date>
    <dc:date>2014-02-27T17:23:22</dc:date>
    <dc:creator>Paul Bignier</dc:creator>
    <meta:editing-duration>P0D</meta:editing-duration>
    <meta:editing-cycles>1</meta:editing-cycles>
    <meta:document-statistic meta:table-count="0" meta:image-count="0" meta:object-count="0" meta:page-count="9" meta:paragraph-count="169" meta:word-count="1800" meta:character-count="10802" meta:non-whitespace-character-count="9155"/>
  </office:meta>
</office:document-meta>
</file>